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7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Separador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7" style:family="table-cell" style:parent-style-name="Default" style:data-style-name="N17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3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5" table:number-columns-repeated="55" table:default-cell-style-name="ce30"/>
        <table:table-row table:style-name="ro1">
          <table:table-cell table:style-name="ce1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45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8-07" calcext:value-type="date">
            <text:p>07/08/2025</text:p>
          </table:table-cell>
          <table:table-cell table:style-name="ce48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9-10" calcext:value-type="date">
            <text:p>10/09/2025</text:p>
          </table:table-cell>
          <table:table-cell table:style-name="ce48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11-05" calcext:value-type="date">
            <text:p>05/11/2025</text:p>
          </table:table-cell>
          <table:table-cell table:style-name="ce48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Mens. 10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11-05" calcext:value-type="date">
            <text:p>05/11/2025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2" office:value-type="string" calcext:value-type="string">
            <text:p>Mens. 11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12-09" calcext:value-type="date">
            <text:p>09/12/2025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2" office:value-type="string" calcext:value-type="string">
            <text:p>Mens. 12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6-01-12" calcext:value-type="date">
            <text:p>12/01/2026</text:p>
          </table:table-cell>
          <table:table-cell table:style-name="ce48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6" office:value-type="string" calcext:value-type="string">
            <text:p>TOTAL</text:p>
          </table:table-cell>
          <table:table-cell table:style-name="ce35" table:formula="of:=SUM([.H2:.H7])" office:value-type="float" office:value="0" calcext:value-type="float">
            <text:p>-</text:p>
          </table:table-cell>
          <table:table-cell table:style-name="ce40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3" office:value-type="string" calcext:value-type="string">
            <text:p>Obs.: ao fazer seus pagamentos, por gentileza efetue os depósitos</text:p>
          </table:table-cell>
          <table:table-cell table:style-name="Default"/>
          <table:table-cell table:style-name="ce44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4" office:value-type="string" calcext:value-type="string">
            <text:p>em nome de <text:span text:style-name="T1">MINISTER SERVIÇOS CONTÁBEIS</text:span><text:span text:style-name="T2">, </text:span>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ce29"/>
          <table:table-cell table:style-name="ce34"/>
          <table:table-cell table:style-name="ce37" table:number-columns-repeated="2"/>
          <table:table-cell table:style-name="ce44" office:value-type="string" calcext:value-type="string">
            <text:p>c/c 8034-9, agência 0825-7.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31979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74">
          <table:table-cell table:number-columns-repeated="64"/>
        </table:table-row>
        <table:table-row table:style-name="ro4" table:number-rows-repeated="10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8">
      <number:text>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min-integer-digits="1"/>
    </number:number-style>
    <number:number-style style:name="N139P1" style:volatile="true">
      <number:number number:min-integer-digits="1"/>
    </number:number-style>
    <number:number-style style:name="N13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number:number-style style:name="N147P0" style:volatile="true">
      <number:text>R$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day number:style="long"/>
      <number:text>. </number:text>
      <number:month number:textual="true"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""""""""""""""""""""""""""""""""""</number:text>
    </number:number-style>
    <number:number-style style:name="N160">
      <style:text-properties fo:color="#ff0000"/>
      <number:text>(R$""""""""""""""""""""""""""""""""""""""""""""""""""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date-style style:name="N16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6">
      <number:hours/>
      <number:text>:</number:text>
      <number:minutes number:style="long"/>
      <number:text> </number:text>
      <number:am-pm/>
    </number:time-style>
    <number:date-style style:name="N167">
      <number:month number:textual="true"/>
      <number:text> </number:text>
      <number:year/>
    </number:date-style>
    <number:date-style style:name="N168">
      <number:month number:style="long"/>
      <number:text>/</number:text>
      <number:year number:style="long"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number-style style:name="N171P0" style:volatile="true">
      <number:number number:decimal-places="2" number:min-decimal-places="2" number:min-integer-digits="1" number:grouping="true"/>
    </number:number-style>
    <number:number-style style:name="N17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1">
      <number:text>-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time-style style:name="N172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lbany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22:39.347242300">00:00:00</text:time></text:span><text:span text:style-name="MT2"><text:s/></text:span></text:p>
        </style:region-center>
        <style:region-right>
          <text:p><text:span text:style-name="MT3">Feel Dance Com. Art. Dan. Es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eel Dance Com. Art. Dança e Esportes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22:39.358427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50:15</meta:creation-date>
    <dc:date>2026-01-20T16:23:01.658854600</dc:date>
    <meta:print-date>2019-11-26T09:35:59.125000000</meta:print-date>
    <dc:language>pt-PT</dc:language>
    <meta:editing-cycles>486</meta:editing-cycles>
    <meta:editing-duration>PT14H38M39S</meta:editing-duration>
    <meta:document-statistic meta:table-count="1" meta:cell-count="55" meta:object-count="0"/>
    <meta:user-defined meta:name="Info 0"/>
    <meta:user-defined meta:name="Info 1"/>
    <meta:user-defined meta:name="Info 2"/>
    <meta:user-defined meta:name="Info 3"/>
  </office:meta>
</office:document-meta>
</file>